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office:font-face-decls>
  <office:automatic-styles>
    <style:style style:name="P1" style:family="paragraph" style:parent-style-name="Standard">
      <style:paragraph-properties fo:margin-left="0in" fo:margin-right="0in" fo:margin-top="0in" fo:margin-bottom="0.1563in" style:contextual-spacing="false" fo:text-align="justify" style:justify-single-word="false" fo:orphans="2" fo:widows="2" fo:text-indent="0in" style:auto-text-indent="false" fo:padding="0in" fo:border="none"/>
      <style:text-properties fo:font-variant="normal" fo:text-transform="none" fo:color="#000000" loext:opacity="100%" style:font-name="FreeSans" fo:font-size="10.5pt" fo:letter-spacing="normal" fo:font-style="normal" fo:font-weight="normal" officeooo:paragraph-rsid="001d627b"/>
    </style:style>
    <style:style style:name="P2" style:family="paragraph" style:parent-style-name="Standard">
      <style:text-properties style:font-name="FreeSans" officeooo:rsid="001d627b" officeooo:paragraph-rsid="001d627b"/>
    </style:style>
    <style:style style:name="P3" style:family="paragraph" style:parent-style-name="Standard">
      <style:paragraph-properties fo:text-align="center" style:justify-single-word="false"/>
      <style:text-properties style:font-name="FreeSans" officeooo:rsid="001d627b" officeooo:paragraph-rsid="001d627b"/>
    </style:style>
    <style:style style:name="P4" style:family="paragraph" style:parent-style-name="Standard">
      <style:paragraph-properties fo:text-align="start" style:justify-single-word="false"/>
      <style:text-properties style:font-name="FreeSans" officeooo:rsid="001d627b" officeooo:paragraph-rsid="001d627b"/>
    </style:style>
    <style:style style:name="P5" style:family="paragraph" style:parent-style-name="Standard">
      <style:paragraph-properties fo:text-align="center" style:justify-single-word="false"/>
      <style:text-properties style:font-name="FreeSans" fo:font-size="16pt" fo:font-weight="bold" officeooo:rsid="001d627b" officeooo:paragraph-rsid="001d627b" style:font-size-asian="16pt" style:font-weight-asian="bold" style:font-size-complex="16pt" style:font-weight-complex="bold"/>
    </style:style>
    <style:style style:name="P6" style:family="paragraph" style:parent-style-name="Text_20_body">
      <style:text-properties fo:font-variant="normal" fo:text-transform="none" fo:color="#000000" loext:opacity="100%" style:font-name="FreeSans" fo:font-size="10.5pt" fo:letter-spacing="normal" fo:font-style="normal" fo:font-weight="normal" officeooo:rsid="001d627b" officeooo:paragraph-rsid="001d627b"/>
    </style:style>
    <style:style style:name="P7"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text-properties fo:font-variant="normal" fo:text-transform="none" fo:color="#000000" loext:opacity="100%" style:font-name="FreeSans" fo:font-size="10.5pt" fo:letter-spacing="normal" fo:font-style="normal" fo:font-weight="normal" officeooo:rsid="001d627b" officeooo:paragraph-rsid="001d627b"/>
    </style:style>
    <style:style style:name="P8"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text-properties fo:font-variant="normal" fo:text-transform="none" fo:color="#000000" loext:opacity="100%" style:font-name="FreeSans" fo:font-size="10.5pt" fo:letter-spacing="normal" fo:font-style="normal" fo:font-weight="normal"/>
    </style:style>
    <style:style style:name="P9" style:family="paragraph" style:parent-style-name="Text_20_body">
      <style:paragraph-properties fo:margin-left="0in" fo:margin-right="0in" fo:margin-top="0in" fo:margin-bottom="0.1563in" style:contextual-spacing="false" fo:text-align="justify" style:justify-single-word="false" fo:orphans="2" fo:widows="2" fo:text-indent="0in" style:auto-text-indent="false" fo:padding="0in" fo:border="none"/>
      <style:text-properties style:font-name="FreeSans"/>
    </style:style>
    <style:style style:name="T1" style:family="text">
      <style:text-properties fo:font-variant="normal" fo:text-transform="none" fo:color="#000000" loext:opacity="100%" style:font-name="Open Sans" fo:font-size="10.5pt" fo:letter-spacing="normal" fo:font-style="normal" fo:font-weight="normal"/>
    </style:style>
    <style:style style:name="T2" style:family="text">
      <style:text-properties fo:font-variant="normal" fo:text-transform="none" fo:color="#000000" loext:opacity="100%"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st document for signpdf.</text:p>
      <text:p text:style-name="P2"/>
      <text:p text:style-name="P2"/>
      <text:p text:style-name="P5">Document Title</text:p>
      <text:p text:style-name="P3"/>
      <text:p text:style-name="P4">Save this document as a PDF to generate a test document for signing and marking.</text:p>
      <text:p text:style-name="P2"/>
      <text:p text:style-name="P6">Lorem ipsum dolor sit amet, consectetur adipiscing elit. Etiam interdum ligula a ultrices aliquam. Vestibulum rutrum odio vitae venenatis aliquet. Proin vehicula diam eget elit porttitor gravida. Sed vitae tortor vitae lacus lobortis porttitor. Integer non metus et massa euismod blandit in ut dui. Mauris non risus ipsum. Fusce quis nisi eget nibh maximus iaculis sed eu dolor. Pellentesque habitant morbi tristique senectus et netus et malesuada fames ac turpis egestas. Donec ornare felis mauris. Vestibulum ac laoreet leo, ut egestas mi. Phasellus lacinia, mauris eget consectetur laoreet, neque odio egestas orci, sed aliquam risus nisl id diam. Sed quis augue vel ex ornare lobortis eu id diam. Vivamus malesuada euismod tortor, at fringilla ipsum aliquet eleifend. Quisque varius fringilla nulla, eu maximus ex feugiat eu. Quisque placerat non urna at varius.</text:p>
      <text:p text:style-name="P8">Vivamus id metus sagittis leo auctor rhoncus at a mauris. Mauris quis quam nunc. Lorem ipsum dolor sit amet, consectetur adipiscing elit. Nulla condimentum tempus semper. Nulla luctus, enim non lobortis gravida, justo dui sodales libero, nec lobortis lorem mi eu eros. Phasellus venenatis ullamcorper feugiat. Suspendisse posuere a leo eget finibus. Integer a aliquet erat, eu consequat dui. Morbi congue quam gravida orci pretium, vitae vestibulum risus dignissim. Aliquam ac nisl eget nulla semper feugiat. Vivamus non ligula pellentesque, sagittis felis vel, malesuada dui.</text:p>
      <text:p text:style-name="P8">Sed in ultrices ipsum. Sed vitae sapien vel quam bibendum ornare. Donec nisi mauris, facilisis sit amet velit a, pretium feugiat leo. Sed a erat vitae mauris finibus dictum. Aliquam erat volutpat. Morbi iaculis ligula volutpat nibh efficitur malesuada. Quisque facilisis luctus turpis, at vulputate eros gravida vel. Vivamus felis turpis, ornare sed ipsum quis, porttitor tristique sapien. In nec eleifend lacus, et egestas elit. Nulla malesuada, lacus cursus condimentum posuere, dui leo suscipit ante, a feugiat dui tellus at orci.</text:p>
      <text:p text:style-name="P8">Nunc mollis scelerisque iaculis. Maecenas sapien arcu, consequat vel dapibus sed, porttitor at eros. Cras congue orci eget erat pharetra sollicitudin. Maecenas suscipit vehicula luctus. In sit amet dolor lacus. Ut at erat libero. Donec nec ante tincidunt, euismod nulla in, ullamcorper massa. Maecenas in suscipit ex. Curabitur et purus at dui consequat sagittis. Nullam vehicula, odio faucibus consequat pulvinar, lorem dolor eleifend tortor, a maximus nibh dolor quis justo. Ut imperdiet quam in lorem finibus, pulvinar ultrices neque placerat. Donec nec euismod neque, quis varius sapien. In vitae hendrerit nulla, eget tincidunt urna. Curabitur id elementum nunc, ut ultrices orci. Sed ultricies quam id mi pulvinar, quis auctor quam varius. Maecenas imperdiet pulvinar libero, vitae lobortis urna porta in.</text:p>
      <text:p text:style-name="P9"><text:span text:style-name="T2">Morbi porta lorem a volutpat imperdiet. Praesent aliquam elit eget mollis pretium. Suspendisse sit amet risus at quam commodo consequat. Proin feugiat mi id nisi tempus volutpat. Suspendisse vehicula ipsum a eros consectetur commodo. Integer feugiat tristique quam vitae egestas. Praesent blandit ligula ac egestas aliquam.</text:span></text:p>
      <text:p text:style-name="P1">Sed vitae sapien vel quam bibendum ornare. Donec nisi mauris, facilisis sit amet velit a, pretium feugiat leo. Sed a erat vitae mauris finibus dictum. Aliquam erat volutpat. Morbi iaculis ligula volutpat nibh efficitur malesuada. Quisque facilisis luctus turpis, at vulputate eros gravida vel. Vivamus felis turpis, ornare sed ipsum quis, porttitor tristique sapien. In nec eleifend lacus, et egestas elit. Nulla malesuada, lacus cursus condimentum posuere, dui leo suscipit ante, a feugiat dui tellus at orci.</text:p>
      <text:p text:style-name="P7">Nunc mollis scelerisque iaculis. Maecenas sapien arcu, consequat vel dapibus sed, porttitor at eros. Cras congue orci eget erat pharetra sollicitudin. Maecenas suscipit vehicula luctus. In sit amet dolor lacus. Ut at erat libero. Donec nec ante tincidunt, euismod nulla in, ullamcorper massa. Maecenas in suscipit ex. Curabitur <text:soft-page-break/>et purus at dui consequat sagittis. Nullam vehicula, odio faucibus consequat pulvinar, lorem dolor eleifend tortor, a maximus nibh dolor quis justo. Ut imperdiet quam in lorem finibus, pulvinar ultrices neque placerat. Donec nec euismod neque, quis varius sapien. In vitae hendrerit nulla, eget tincidunt urna. Curabitur id elementum nunc, ut ultrices orci. Sed ultricies quam id mi pulvinar, quis auctor quam varius. Maecenas imperdiet pulvinar libero, vitae lobortis urna porta in.</text:p>
      <text:p text:style-name="P7"/>
      <text:p text:style-name="P7">Do you approve this document? <text:s text:c="3"/>__________ <text:s text:c="2"/>(enter yes or no)</text:p>
      <text:p text:style-name="P7"/>
      <text:p text:style-name="P7">Checkbox <text:s text:c="5"/>|___| <text:s text:c="3"/>(enter an X)</text:p>
      <text:p text:style-name="P7"/>
      <text:p text:style-name="P7">Signature ________________________________________ <text:s text:c="16"/>Date <text:s/>______________________</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2T22:13:46.288133510</meta:creation-date>
    <dc:date>2022-08-02T22:19:51.967616905</dc:date>
    <meta:editing-duration>PT6M5S</meta:editing-duration>
    <meta:editing-cycles>3</meta:editing-cycles>
    <meta:generator>LibreOffice/7.3.4.2$Linux_X86_64 LibreOffice_project/30$Build-2</meta:generator>
    <meta:document-statistic meta:table-count="0" meta:image-count="0" meta:object-count="0" meta:page-count="2" meta:paragraph-count="13" meta:word-count="701" meta:character-count="4743" meta:non-whitespace-character-count="4025"/>
  </office:meta>
</office:document-meta>
</file>